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 the topic of racism</text:p>
      <text:p text:style-name="Standard">What is racism? The discrimination of others based on their race.</text:p>
      <text:p text:style-name="Standard"/>
      <text:p text:style-name="Standard">Positive differences:</text:p>
      <text:p text:style-name="Standard">Baldness</text:p>
      <text:p text:style-name="Standard">Weight</text:p>
      <text:p text:style-name="Standard">Intelligence</text:p>
      <text:p text:style-name="Standard">Fashion(quirky)</text:p>
      <text:p text:style-name="Standard">Tattoos</text:p>
      <text:p text:style-name="Standard"/>
      <text:p text:style-name="Standard">In between:</text:p>
      <text:p text:style-name="Standard">Economics</text:p>
      <text:p text:style-name="Standard">Lack of intelligence</text:p>
      <text:p text:style-name="Standard">Illness</text:p>
      <text:p text:style-name="Standard">Mental illness</text:p>
      <text:p text:style-name="Standard"/>
      <text:p text:style-name="Standard">Negative differences:</text:p>
      <text:p text:style-name="Standard">Overweight</text:p>
      <text:p text:style-name="Standard">Gender differences</text:p>
      <text:p text:style-name="Standard">Race</text:p>
      <text:p text:style-name="Standard"/>
      <text:p text:style-name="Standard">Collective cons.</text:p>
      <text:p text:style-name="Standard">A group of 2 or more people who agree on the binary oppositions.</text:p>
      <text:p text:style-name="Standard"/>
      <text:p text:style-name="Standard">Signified:</text:p>
      <text:p text:style-name="Standard">Anything you can experience with 1 or more of your 5 senses.</text:p>
      <text:p text:style-name="Standard"/>
      <text:p text:style-name="Standard">Signifier:</text:p>
      <text:p text:style-name="Standard">The symbol system (It can be any language)</text:p>
      <text:p text:style-name="Standard"/>
      <text:p text:style-name="Standard">If we destabilize the bonds between the meaning and the thing, nothing happens to the signifi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31T09:40:47.43</meta:creation-date>
    <meta:generator>OpenOffice/4.1.3$Win32 OpenOffice.org_project/413m1$Build-9783</meta:generator>
    <dc:date>2017-10-31T10:40:06.68</dc:date>
    <dc:creator>Timothy Cayer</dc:creator>
    <meta:editing-duration>PT59M18S</meta:editing-duration>
    <meta:editing-cycles>5</meta:editing-cycles>
    <meta:document-statistic meta:table-count="0" meta:image-count="0" meta:object-count="0" meta:page-count="1" meta:paragraph-count="24" meta:word-count="91" meta:character-count="568"/>
  </office:meta>
</office:document-meta>
</file>